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4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85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169cm" fo:min-width="0.396cm" fo:padding-top="0.05cm" fo:padding-bottom="0.1cm" fo:padding-left="0cm" fo:padding-right="0cm"/>
    </style:style>
    <style:style style:name="gr93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4.089cm" fo:padding-top="0.1cm" fo:padding-bottom="0.1cm" fo:padding-left="0.267cm" fo:padding-right="0.267cm"/>
    </style:style>
    <style:style style:name="gr94" style:family="graphic" style:parent-style-name="standard">
      <style:graphic-properties draw:stroke="none" draw:fill="none" draw:textarea-vertical-align="middle" fo:min-height="0.767cm" fo:padding-top="0cm" fo:padding-bottom="0cm" fo:padding-left="0cm" fo:padding-right="0cm"/>
    </style:style>
    <style:style style:name="gr95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6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106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7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8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11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1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9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3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</style:style>
    <style:style style:name="gr16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171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172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7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82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1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</style:style>
    <style:style style:name="gr19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add8e6"/>
      <style:paragraph-properties fo:text-align="center"/>
      <style:text-properties fo:color="#000000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>
      <loext:graphic-properties draw:fill-color="#add8e6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loext:graphic-properties draw:fill="none"/>
      <style:text-properties style:font-name="Noto Sans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ffffff"/>
      <style:text-properties fo:color="#c5000b" fo:font-size="11pt" fo:font-weight="bold" style:font-size-asian="11pt" style:font-weight-asian="bold" style:font-size-complex="11pt" style:font-weight-complex="bold"/>
    </style:style>
    <style:style style:name="P36" style:family="paragraph">
      <loext:graphic-properties draw:fill="none" draw:fill-color="#ffffff"/>
      <style:text-properties fo:color="#3465a4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style:text-outline="false" style:text-line-through-style="none" style:text-line-through-type="none" style:text-position="-33% 58%" style:font-name="Arial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/>
    </style:style>
    <style:style style:name="T1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fo:color="#000000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000000" style:text-position="-33% 58%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style:text-position="33% 58%" style:font-name="Noto Sans1" fo:font-size="12pt" style:font-name-asian="Noto Sans1" style:font-size-asian="12pt" style:font-name-complex="Noto Sans1" style:font-size-complex="12pt"/>
    </style:style>
    <style:style style:name="T19" style:family="text">
      <style:text-properties style:font-name="Noto Sans1" fo:font-size="12pt" style:font-name-asian="Noto Sans1" style:font-size-asian="12pt" style:font-name-complex="Noto Sans1" style:font-size-complex="12pt"/>
    </style:style>
    <style:style style:name="T20" style:family="text">
      <style:text-properties style:font-name="Noto Sans1" fo:font-size="11pt" style:font-name-asian="Noto Sans1" style:font-size-asian="11pt" style:font-name-complex="Noto Sans1" style:font-size-complex="11pt"/>
    </style:style>
    <style:style style:name="T21" style:family="text">
      <style:text-properties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2" style:family="text">
      <style:text-properties style:text-position="-33% 58%"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3" style:family="text">
      <style:text-properties style:font-name="Noto Sans1" fo:font-size="16pt" fo:font-weight="bold" style:font-name-asian="Noto Sans1" style:font-size-asian="16pt" style:font-weight-asian="bold" style:font-name-complex="Noto Sans1" style:font-size-complex="16pt" style:font-weight-complex="bold"/>
    </style:style>
    <style:style style:name="T24" style:family="text">
      <style:text-properties style:font-name="Noto Sans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808080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33% 58%" fo:font-style="italic" style:font-style-asian="italic" style:font-style-complex="italic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Noto Sans1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1" style:font-size-asian="10pt" style:language-asian="zh" style:country-asian="CN" style:font-style-asian="normal" style:font-weight-asian="normal" style:font-name-complex="Noto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fo:color="#c5000b" style:text-position="-33% 58%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3465a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fo:color="#3465a4" style:text-position="-33% 58%" fo:font-size="11pt" fo:font-weight="bold" style:font-size-asian="11pt" style:font-weight-asian="bold" style:font-size-complex="11pt" style:font-weight-complex="bold"/>
    </style:style>
    <style:style style:name="T37" style:family="text">
      <style:text-properties fo:color="#3465a4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</text:span><text:span text:style-name="T1">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</text:span><text:span text:style-name="T11">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</text:span><text:span text:style-name="T1">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</text:span><text:span text:style-name="T7">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12.06cm" svg:y1="3.184cm" svg:x2="12.406cm" svg:y2="3.184cm">
            <text:p/>
          </draw:line>
          <draw:line draw:style-name="gr79" draw:text-style-name="P20" draw:layer="layout" svg:x1="16.443cm" svg:y1="2.11cm" svg:x2="16.443cm" svg:y2="3.144cm">
            <text:p/>
          </draw:line>
          <draw:line draw:style-name="gr79" draw:text-style-name="P20" draw:layer="layout" svg:x1="16.4cm" svg:y1="3.185cm" svg:x2="14.9cm" svg:y2="3.185cm">
            <text:p/>
          </draw:line>
          <draw:line draw:style-name="gr79" draw:text-style-name="P20" draw:layer="layout" svg:x1="13.915cm" svg:y1="3.185cm" svg:x2="12.602cm" svg:y2="3.185cm">
            <text:p/>
          </draw:line>
          <draw:line draw:style-name="gr80" draw:text-style-name="P21" draw:layer="layout" svg:x1="13.947cm" svg:y1="2.707cm" svg:x2="13.947cm" svg:y2="2.57cm">
            <text:p/>
          </draw:line>
          <draw:ellipse draw:style-name="gr81" draw:text-style-name="P22" draw:layer="layout" svg:width="0.131cm" svg:height="0.126cm" svg:x="12.364cm" svg:y="3.127cm">
            <text:p/>
          </draw:ellipse>
          <draw:ellipse draw:style-name="gr82" draw:text-style-name="P22" draw:layer="layout" svg:width="0.131cm" svg:height="0.129cm" svg:x="16.377cm" svg:y="3.125cm">
            <text:p/>
          </draw:ellipse>
          <draw:line draw:style-name="gr78" draw:text-style-name="P20" draw:layer="layout" svg:x1="13.947cm" svg:y1="3.138cm" svg:x2="13.947cm" svg:y2="2.11cm">
            <text:p/>
          </draw:line>
          <draw:line draw:style-name="gr83" draw:text-style-name="P21" draw:layer="layout" svg:x1="16.444cm" svg:y1="3.762cm" svg:x2="16.444cm" svg:y2="3.879cm">
            <text:p/>
          </draw:line>
          <draw:polyline draw:style-name="gr84" draw:text-style-name="P23" draw:layer="layout" svg:width="0.187cm" svg:height="1.258cm" svg:x="11.812cm" svg:y="3.5cm" svg:viewBox="0 0 188 1259" draw:points="0,0 0,1259 0,1259 188,1259">
            <text:p/>
          </draw:polyline>
          <draw:line draw:style-name="gr84" draw:text-style-name="P23" draw:layer="layout" svg:x1="16.446cm" svg:y1="4.392cm" svg:x2="16.446cm" svg:y2="3cm">
            <text:p/>
          </draw:line>
          <draw:line draw:style-name="gr79" draw:text-style-name="P20" draw:layer="layout" svg:x1="12.435cm" svg:y1="2.102cm" svg:x2="12.435cm" svg:y2="3.193cm">
            <text:p/>
          </draw:line>
          <draw:line draw:style-name="gr85" draw:text-style-name="P20" draw:layer="layout" svg:x1="15.062cm" svg:y1="3.187cm" svg:x2="15.264cm" svg:y2="3.187cm">
            <text:p/>
          </draw:line>
          <draw:ellipse draw:style-name="gr82" draw:text-style-name="P22" draw:layer="layout" svg:width="0.132cm" svg:height="0.13cm" svg:x="13.881cm" svg:y="3.119cm">
            <text:p/>
          </draw:ellipse>
          <draw:g>
            <draw:rect draw:style-name="gr86" draw:text-style-name="P19" draw:layer="layout" svg:width="0.754cm" svg:height="0.811cm" svg:x="15.256cm" svg:y="2.763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87" draw:text-style-name="P19" draw:layer="layout" svg:width="0.753cm" svg:height="0.811cm" svg:x="12.82cm" svg:y="2.763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circle draw:style-name="gr88" draw:text-style-name="P18" draw:layer="layout" svg:width="0.565cm" svg:height="0.566cm" svg:x="11.522cm" svg:y="2.903cm">
              <text:p/>
            </draw:circle>
            <draw:line draw:style-name="gr89" draw:text-style-name="P18" draw:layer="layout" svg:x1="11.656cm" svg:y1="3.186cm" svg:x2="11.956cm" svg:y2="3.186cm">
              <text:p/>
            </draw:line>
            <draw:line draw:style-name="gr90" draw:text-style-name="P18" draw:layer="layout" svg:x1="11.804cm" svg:y1="3.035cm" svg:x2="11.804cm" svg:y2="3.335cm">
              <text:p/>
            </draw:line>
          </draw:g>
          <draw:line draw:style-name="gr78" draw:text-style-name="P20" draw:layer="layout" svg:x1="12.5cm" svg:y1="3.184cm" svg:x2="12.831cm" svg:y2="3.184cm">
            <text:p/>
          </draw:line>
          <draw:line draw:style-name="gr78" draw:text-style-name="P20" draw:layer="layout" svg:x1="13.947cm" svg:y1="3cm" svg:x2="13.947cm" svg:y2="4.423cm">
            <text:p/>
          </draw:line>
          <draw:line draw:style-name="gr80" draw:text-style-name="P21" draw:layer="layout" svg:x1="12.433cm" svg:y1="2.707cm" svg:x2="12.433cm" svg:y2="2.57cm">
            <text:p/>
          </draw:line>
          <draw:line draw:style-name="gr80" draw:text-style-name="P21" draw:layer="layout" svg:x1="16.443cm" svg:y1="2.707cm" svg:x2="16.443cm" svg:y2="2.57cm">
            <text:p/>
          </draw:line>
          <draw:line draw:style-name="gr83" draw:text-style-name="P21" draw:layer="layout" svg:x1="13.949cm" svg:y1="3.762cm" svg:x2="13.949cm" svg:y2="3.879cm">
            <text:p/>
          </draw:line>
          <draw:frame draw:style-name="gr91" draw:text-style-name="P25" draw:layer="layout" svg:width="0.984cm" svg:height="0.719cm" svg:x="11.623cm" svg:y="2.156cm">
            <draw:text-box>
              <text:p text:style-name="P24"><text:span text:style-name="T13">b</text:span><text:span text:style-name="T14">0</text:span></text:p>
            </draw:text-box>
          </draw:frame>
          <draw:frame draw:style-name="gr91" draw:text-style-name="P25" draw:layer="layout" svg:width="0.984cm" svg:height="0.719cm" svg:x="13.102cm" svg:y="2.157cm">
            <draw:text-box>
              <text:p text:style-name="P24"><text:span text:style-name="T13">b</text:span><text:span text:style-name="T14">1</text:span></text:p>
            </draw:text-box>
          </draw:frame>
          <draw:frame draw:style-name="gr91" draw:text-style-name="P25" draw:layer="layout" svg:width="0.984cm" svg:height="0.719cm" svg:x="15.578cm" svg:y="2.158cm">
            <draw:text-box>
              <text:p text:style-name="P24"><text:span text:style-name="T13">b</text:span><text:span text:style-name="T15">N</text:span></text:p>
            </draw:text-box>
          </draw:frame>
          <draw:frame draw:style-name="gr91" draw:text-style-name="P25" draw:layer="layout" svg:width="0.984cm" svg:height="0.719cm" svg:x="15.578cm" svg:y="3.599cm">
            <draw:text-box>
              <text:p text:style-name="P24"><text:span text:style-name="T13">-</text:span><text:span text:style-name="T13">a</text:span><text:span text:style-name="T15">N</text:span></text:p>
            </draw:text-box>
          </draw:frame>
          <draw:frame draw:style-name="gr91" draw:text-style-name="P25" draw:layer="layout" svg:width="0.984cm" svg:height="0.719cm" svg:x="13.102cm" svg:y="3.6cm">
            <draw:text-box>
              <text:p text:style-name="P24"><text:span text:style-name="T13">-</text:span><text:span text:style-name="T13">a</text:span><text:span text:style-name="T14">1</text:span></text:p>
            </draw:text-box>
          </draw:frame>
          <draw:line draw:style-name="gr78" draw:text-style-name="P20" draw:layer="layout" svg:x1="11cm" svg:y1="3.192cm" svg:x2="11.503cm" svg:y2="3.192cm">
            <text:p/>
          </draw:line>
          <draw:custom-shape draw:style-name="gr92" draw:text-style-name="P27" draw:layer="layout" svg:width="0.79cm" svg:height="0.637cm" svg:x="10.443cm" svg:y="2.871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0.154cm" svg:y1="3.192cm" svg:x2="10.497cm" svg:y2="3.192cm">
            <text:p/>
          </draw:line>
          <draw:line draw:style-name="gr79" draw:text-style-name="P20" draw:layer="layout" svg:x1="18.053cm" svg:y1="1.716cm" svg:x2="17.33cm" svg:y2="1.716cm">
            <text:p/>
          </draw:line>
          <draw:custom-shape draw:style-name="gr92" draw:text-style-name="P27" draw:layer="layout" svg:width="0.79cm" svg:height="0.637cm" svg:x="16.94cm" svg:y="1.398cm">
            <text:p text:style-name="P26"><text:span text:style-name="T16">Q</text:span><text:span text:style-name="T17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6.946cm" svg:y1="1.716cm" svg:x2="16.63cm" svg:y2="1.716cm">
            <text:p/>
          </draw:line>
          <draw:g>
            <draw:custom-shape draw:style-name="gr93" draw:text-style-name="P28" draw:layer="layout" svg:width="4.623cm" svg:height="0.724cm" svg:x="12cm" svg:y="1.362cm">
              <text:p text:style-name="P26"><text:span text:style-name="T18"><text:s/></text:span><text:span text:style-name="T19"><text:s text:c="3"/></text:span><text:span text:style-name="T20">&lt;</text:span><text:span text:style-name="T21">Q</text:span><text:span text:style-name="T22">b</text:span><text:span text:style-name="T20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4" draw:text-style-name="P29" draw:layer="layout" svg:width="0.319cm" svg:height="0.767cm" svg:x="13.145cm" svg:y="1.316cm">
              <draw:text-box>
                <text:p><text:span text:style-name="T23">Σ</text:span></text:p>
              </draw:text-box>
            </draw:frame>
          </draw:g>
          <draw:line draw:style-name="gr78" draw:text-style-name="P20" draw:layer="layout" svg:x1="13.993cm" svg:y1="3.184cm" svg:x2="14.324cm" svg:y2="3.184cm">
            <text:p/>
          </draw:line>
          <draw:g>
            <draw:custom-shape draw:style-name="gr93" draw:text-style-name="P28" draw:layer="layout" svg:width="4.623cm" svg:height="0.724cm" svg:x="12cm" svg:y="4.423cm">
              <text:p text:style-name="P26"><text:span text:style-name="T18"><text:s/></text:span><text:span text:style-name="T19"><text:s text:c="3"/></text:span><text:span text:style-name="T20">&lt;</text:span><text:span text:style-name="T21">Q</text:span><text:span text:style-name="T22">a</text:span><text:span text:style-name="T20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4" draw:text-style-name="P30" draw:layer="layout" svg:width="0.319cm" svg:height="0.767cm" svg:x="13.145cm" svg:y="4.377cm">
              <draw:text-box>
                <text:p><text:span text:style-name="T24">Σ</text:span></text:p>
              </draw:text-box>
            </draw:frame>
          </draw:g>
          <draw:line draw:style-name="gr95" draw:text-style-name="P31" draw:layer="layout" svg:x1="14.36cm" svg:y1="3.182cm" svg:x2="14.86cm" svg:y2="3.182cm">
            <text:p/>
          </draw:line>
          <draw:line draw:style-name="gr96" draw:text-style-name="P20" draw:layer="layout" svg:x1="14.741cm" svg:y1="3.976cm" svg:x2="14.741cm" svg:y2="3.586cm">
            <text:p/>
          </draw:line>
          <draw:line draw:style-name="gr96" draw:text-style-name="P20" draw:layer="layout" svg:x1="14.741cm" svg:y1="2.776cm" svg:x2="14.741cm" svg:y2="2.386cm">
            <text:p/>
          </draw:line>
          <draw:line draw:style-name="gr79" draw:text-style-name="P20" draw:layer="layout" svg:x1="14.743cm" svg:y1="2.094cm" svg:x2="14.743cm" svg:y2="2.5cm">
            <text:p/>
          </draw:line>
          <draw:line draw:style-name="gr78" draw:text-style-name="P20" draw:layer="layout" svg:x1="14.739cm" svg:y1="4.05cm" svg:x2="14.739cm" svg:y2="4.417cm">
            <text:p/>
          </draw:line>
          <draw:custom-shape draw:style-name="gr92" draw:text-style-name="P27" draw:layer="layout" svg:width="0.79cm" svg:height="0.637cm" svg:x="11.413cm" svg:y="3.781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line draw:style-name="gr79" draw:text-style-name="P20" draw:layer="layout" svg:x1="8.723cm" svg:y1="3.224cm" svg:x2="8cm" svg:y2="3.224cm">
            <text:p/>
          </draw:line>
          <draw:polyline draw:style-name="gr78" draw:text-style-name="P20" draw:layer="layout" svg:width="1.522cm" svg:height="1.452cm" svg:x="6.796cm" svg:y="3.17cm" svg:viewBox="0 0 1523 1453" draw:points="1523,0 1523,1453 0,1453">
            <text:p/>
          </draw:polyline>
          <draw:polyline draw:style-name="gr79" draw:text-style-name="P20" draw:layer="layout" svg:width="0.384cm" svg:height="1.036cm" svg:x="3.637cm" svg:y="3.586cm" svg:viewBox="0 0 385 1037" draw:points="0,0 0,1037 0,1036 76,1036 74,1037 385,1037">
            <text:p/>
          </draw:polyline>
          <draw:line draw:style-name="gr80" draw:text-style-name="P21" draw:layer="layout" svg:x1="6.425cm" svg:y1="4.146cm" svg:x2="6.425cm" svg:y2="4.009cm">
            <text:p/>
          </draw:line>
          <draw:line draw:style-name="gr85" draw:text-style-name="P20" draw:layer="layout" svg:x1="6.425cm" svg:y1="4.579cm" svg:x2="6.425cm" svg:y2="3.602cm">
            <text:p/>
          </draw:line>
          <draw:line draw:style-name="gr85" draw:text-style-name="P20" draw:layer="layout" svg:x1="8.164cm" svg:y1="4.623cm" svg:x2="7.912cm" svg:y2="4.623cm">
            <text:p/>
          </draw:line>
          <draw:ellipse draw:style-name="gr82" draw:text-style-name="P22" draw:layer="layout" svg:width="0.132cm" svg:height="0.13cm" svg:x="6.359cm" svg:y="4.558cm">
            <text:p/>
          </draw:ellipse>
          <draw:g>
            <draw:rect draw:style-name="gr97" draw:text-style-name="P19" draw:layer="layout" svg:width="0.754cm" svg:height="0.811cm" svg:x="7.158cm" svg:y="4.202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98" draw:text-style-name="P19" draw:layer="layout" svg:width="0.753cm" svg:height="0.811cm" svg:x="4.022cm" svg:y="4.202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80" draw:text-style-name="P21" draw:layer="layout" svg:x1="3.636cm" svg:y1="4.146cm" svg:x2="3.636cm" svg:y2="4.009cm">
            <text:p/>
          </draw:line>
          <draw:frame draw:style-name="gr99" draw:text-style-name="P25" draw:layer="layout" svg:width="0.7cm" svg:height="0.518cm" svg:x="2.8cm" svg:y="3.724cm">
            <draw:text-box>
              <text:p text:style-name="P24"><text:span text:style-name="T13">-</text:span><text:span text:style-name="T13">a</text:span><text:span text:style-name="T15">N</text:span></text:p>
            </draw:text-box>
          </draw:frame>
          <draw:frame draw:style-name="gr100" draw:text-style-name="P25" draw:layer="layout" svg:width="0.718cm" svg:height="0.52cm" svg:x="6.448cm" svg:y="3.722cm">
            <draw:text-box>
              <text:p text:style-name="P24"><text:span text:style-name="T13">-</text:span><text:span text:style-name="T13">a</text:span><text:span text:style-name="T14">1</text:span></text:p>
            </draw:text-box>
          </draw:frame>
          <draw:line draw:style-name="gr78" draw:text-style-name="P20" draw:layer="layout" svg:x1="2.7cm" svg:y1="1.724cm" svg:x2="3.549cm" svg:y2="1.724cm">
            <text:p/>
          </draw:line>
          <draw:polyline draw:style-name="gr79" draw:text-style-name="P20" draw:layer="layout" svg:width="1.399cm" svg:height="1.142cm" svg:x="5.6cm" svg:y="1.719cm" svg:viewBox="0 0 1400 1143" draw:points="1400,1143 1400,0 1400,0 0,0">
            <text:p/>
          </draw:polyline>
          <draw:line draw:style-name="gr79" draw:text-style-name="P20" draw:layer="layout" svg:x1="5.1cm" svg:y1="1.725cm" svg:x2="3.805cm" svg:y2="1.725cm">
            <text:p/>
          </draw:line>
          <draw:ellipse draw:style-name="gr81" draw:text-style-name="P22" draw:layer="layout" svg:width="0.131cm" svg:height="0.126cm" svg:x="3.567cm" svg:y="1.667cm">
            <text:p/>
          </draw:ellipse>
          <draw:line draw:style-name="gr79" draw:text-style-name="P20" draw:layer="layout" svg:x1="3.638cm" svg:y1="2.886cm" svg:x2="3.638cm" svg:y2="1.724cm">
            <text:p/>
          </draw:line>
          <draw:line draw:style-name="gr85" draw:text-style-name="P20" draw:layer="layout" svg:x1="5.765cm" svg:y1="1.735cm" svg:x2="5.967cm" svg:y2="1.735cm">
            <text:p/>
          </draw:line>
          <draw:g>
            <draw:rect draw:style-name="gr101" draw:text-style-name="P19" draw:layer="layout" svg:width="0.754cm" svg:height="0.811cm" svg:x="5.959cm" svg:y="1.303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102" draw:text-style-name="P19" draw:layer="layout" svg:width="0.753cm" svg:height="0.811cm" svg:x="4.023cm" svg:y="1.303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78" draw:text-style-name="P20" draw:layer="layout" svg:x1="3.389cm" svg:y1="1.724cm" svg:x2="4.034cm" svg:y2="1.724cm">
            <text:p/>
          </draw:line>
          <draw:line draw:style-name="gr80" draw:text-style-name="P21" draw:layer="layout" svg:x1="7cm" svg:y1="2.054cm" svg:x2="7cm" svg:y2="2.438cm">
            <text:p/>
          </draw:line>
          <draw:frame draw:style-name="gr103" draw:text-style-name="P25" draw:layer="layout" svg:width="0.556cm" svg:height="0.719cm" svg:x="2.981cm" svg:y="1.959cm">
            <draw:text-box>
              <text:p text:style-name="P24"><text:span text:style-name="T13">b</text:span><text:span text:style-name="T14">0</text:span></text:p>
            </draw:text-box>
          </draw:frame>
          <draw:frame draw:style-name="gr104" draw:text-style-name="P25" draw:layer="layout" svg:width="0.642cm" svg:height="0.719cm" svg:x="7.129cm" svg:y="1.944cm">
            <draw:text-box>
              <text:p text:style-name="P24"><text:span text:style-name="T13">b</text:span><text:span text:style-name="T15">N</text:span></text:p>
            </draw:text-box>
          </draw:frame>
          <draw:line draw:style-name="gr80" draw:text-style-name="P21" draw:layer="layout" svg:x1="3.638cm" svg:y1="2.067cm" svg:x2="3.638cm" svg:y2="2.451cm">
            <text:p/>
          </draw:line>
          <draw:line draw:style-name="gr78" draw:text-style-name="P20" draw:layer="layout" svg:x1="7cm" svg:y1="4.623cm" svg:x2="5.715cm" svg:y2="4.623cm">
            <text:p/>
          </draw:line>
          <draw:ellipse draw:style-name="gr82" draw:text-style-name="P22" draw:layer="layout" svg:width="0.132cm" svg:height="0.13cm" svg:x="8.26cm" svg:y="3.159cm">
            <text:p/>
          </draw:ellipse>
          <draw:custom-shape draw:style-name="gr105" draw:text-style-name="P28" draw:layer="layout" svg:width="3.838cm" svg:height="0.724cm" svg:x="3.262cm" svg:y="2.862cm">
            <text:p text:style-name="P26"><text:span text:style-name="T18"><text:s/></text:span><text:span text:style-name="T19"><text:s text:c="3"/></text:span><text:span text:style-name="T20">&lt;</text:span><text:span text:style-name="T21">Q</text:span><text:span text:style-name="T22">A</text:span><text:span text:style-name="T20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29" draw:layer="layout" svg:width="0.294cm" svg:height="0.767cm" svg:x="4.106cm" svg:y="2.815cm">
            <draw:text-box>
              <text:p><text:span text:style-name="T23">Σ</text:span></text:p>
            </draw:text-box>
          </draw:frame>
          <draw:line draw:style-name="gr95" draw:text-style-name="P31" draw:layer="layout" svg:x1="5.044cm" svg:y1="1.714cm" svg:x2="5.544cm" svg:y2="1.714cm">
            <text:p/>
          </draw:line>
          <draw:custom-shape draw:style-name="gr92" draw:text-style-name="P27" draw:layer="layout" svg:width="0.79cm" svg:height="0.637cm" svg:x="7.41cm" svg:y="2.906cm">
            <text:p text:style-name="P26"><text:span text:style-name="T16">Q</text:span><text:span text:style-name="T17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416cm" svg:y1="3.224cm" svg:x2="7.1cm" svg:y2="3.224cm">
            <text:p/>
          </draw:line>
          <draw:line draw:style-name="gr78" draw:text-style-name="P20" draw:layer="layout" svg:x1="5.1cm" svg:y1="4.623cm" svg:x2="4.753cm" svg:y2="4.623cm">
            <text:p/>
          </draw:line>
          <draw:line draw:style-name="gr79" draw:text-style-name="P20" draw:layer="layout" svg:x1="5.325cm" svg:y1="2.879cm" svg:x2="5.325cm" svg:y2="2.5cm">
            <text:p/>
          </draw:line>
          <draw:line draw:style-name="gr95" draw:text-style-name="P31" draw:layer="layout" svg:x1="5.178cm" svg:y1="4.625cm" svg:x2="5.678cm" svg:y2="4.625cm">
            <text:p/>
          </draw:line>
          <draw:line draw:style-name="gr78" draw:text-style-name="P20" draw:layer="layout" svg:x1="5.325cm" svg:y1="4cm" svg:x2="5.325cm" svg:y2="3.61cm">
            <text:p/>
          </draw:line>
          <draw:custom-shape draw:style-name="gr92" draw:text-style-name="P27" draw:layer="layout" svg:width="0.79cm" svg:height="0.637cm" svg:x="2.489cm" svg:y="1.403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2.2cm" svg:y1="1.724cm" svg:x2="2.543cm" svg:y2="1.724cm">
            <text:p/>
          </draw:line>
          <draw:line draw:style-name="gr96" draw:text-style-name="P20" draw:layer="layout" svg:x1="5.325cm" svg:y1="4.308cm" svg:x2="5.325cm" svg:y2="3.918cm">
            <text:p/>
          </draw:line>
          <draw:line draw:style-name="gr96" draw:text-style-name="P20" draw:layer="layout" svg:x1="5.325cm" svg:y1="2.608cm" svg:x2="5.325cm" svg:y2="2.218cm">
            <text:p/>
          </draw:line>
        </draw:g>
        <draw:g>
          <draw:g>
            <draw:line draw:style-name="gr85" draw:text-style-name="P20" draw:layer="layout" svg:x1="11.2cm" svg:y1="9.762cm" svg:x2="11.709cm" svg:y2="9.762cm">
              <text:p/>
            </draw:line>
            <draw:line draw:style-name="gr106" draw:text-style-name="P21" draw:layer="layout" svg:x1="17.378cm" svg:y1="11.158cm" svg:x2="16.543cm" svg:y2="11.158cm">
              <text:p/>
            </draw:line>
            <draw:line draw:style-name="gr107" draw:text-style-name="P21" draw:layer="layout" svg:x1="17.527cm" svg:y1="11.158cm" svg:x2="16.495cm" svg:y2="11.158cm">
              <text:p/>
            </draw:line>
            <draw:line draw:style-name="gr85" draw:text-style-name="P20" draw:layer="layout" svg:x1="11.782cm" svg:y1="9.757cm" svg:x2="11.782cm" svg:y2="10.904cm">
              <text:p/>
            </draw:line>
            <draw:line draw:style-name="gr85" draw:text-style-name="P20" draw:layer="layout" svg:x1="12.027cm" svg:y1="11.149cm" svg:x2="13.806cm" svg:y2="11.149cm">
              <text:p/>
            </draw:line>
            <draw:line draw:style-name="gr85" draw:text-style-name="P20" draw:layer="layout" svg:x1="14.12cm" svg:y1="11.149cm" svg:x2="16.115cm" svg:y2="11.149cm">
              <text:p/>
            </draw:line>
            <draw:frame draw:style-name="gr108" draw:text-style-name="P25" draw:layer="layout" svg:width="0.936cm" svg:height="0.684cm" svg:x="11.357cm" svg:y="9.132cm">
              <draw:text-box>
  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  </draw:text-box>
            </draw:frame>
            <draw:frame draw:style-name="gr109" draw:text-style-name="P25" draw:layer="layout" svg:width="0.934cm" svg:height="0.683cm" svg:x="16.806cm" svg:y="10.445cm">
              <draw:text-box>
  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1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10" draw:text-style-name="P20" draw:layer="layout" svg:x1="14.072cm" svg:y1="10.898cm" svg:x2="14.072cm" svg:y2="9.762cm">
              <text:p/>
            </draw:line>
            <draw:line draw:style-name="gr83" draw:text-style-name="P21" draw:layer="layout" svg:x1="11.782cm" svg:y1="12.269cm" svg:x2="11.782cm" svg:y2="11.899cm">
              <text:p/>
            </draw:line>
            <draw:polyline draw:style-name="gr111" draw:text-style-name="P23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5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10" draw:text-style-name="P20" draw:layer="layout" svg:x1="16.991cm" svg:y1="11.158cm" svg:x2="16.79cm" svg:y2="11.158cm">
              <text:p/>
            </draw:line>
            <draw:line draw:style-name="gr110" draw:text-style-name="P20" draw:layer="layout" svg:x1="14.68cm" svg:y1="11.158cm" svg:x2="14.479cm" svg:y2="11.158cm">
              <text:p/>
            </draw:line>
            <draw:line draw:style-name="gr110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12" draw:text-style-name="P18" draw:layer="layout" svg:width="0.537cm" svg:height="0.537cm" svg:x="11.505cm" svg:y="10.899cm">
                <text:p/>
              </draw:circle>
              <draw:line draw:style-name="gr113" draw:text-style-name="P18" draw:layer="layout" svg:x1="11.915cm" svg:y1="11.168cm" svg:x2="11.63cm" svg:y2="11.168cm">
                <text:p/>
              </draw:line>
              <draw:line draw:style-name="gr114" draw:text-style-name="P18" draw:layer="layout" svg:x1="11.774cm" svg:y1="11.024cm" svg:x2="11.774cm" svg:y2="11.309cm">
                <text:p/>
              </draw:line>
            </draw:g>
            <draw:g>
              <draw:rect draw:style-name="gr115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16" draw:text-style-name="P18" draw:layer="layout" svg:width="0.537cm" svg:height="0.537cm" svg:x="13.806cm" svg:y="10.9cm">
                <text:p/>
              </draw:circle>
              <draw:line draw:style-name="gr117" draw:text-style-name="P18" draw:layer="layout" svg:x1="14.216cm" svg:y1="11.169cm" svg:x2="13.931cm" svg:y2="11.169cm">
                <text:p/>
              </draw:line>
              <draw:line draw:style-name="gr118" draw:text-style-name="P18" draw:layer="layout" svg:x1="14.075cm" svg:y1="11.025cm" svg:x2="14.075cm" svg:y2="11.31cm">
                <text:p/>
              </draw:line>
            </draw:g>
            <draw:g>
              <draw:circle draw:style-name="gr119" draw:text-style-name="P18" draw:layer="layout" svg:width="0.537cm" svg:height="0.537cm" svg:x="16.107cm" svg:y="10.901cm">
                <text:p/>
              </draw:circle>
              <draw:line draw:style-name="gr120" draw:text-style-name="P18" draw:layer="layout" svg:x1="16.517cm" svg:y1="11.17cm" svg:x2="16.232cm" svg:y2="11.17cm">
                <text:p/>
              </draw:line>
              <draw:line draw:style-name="gr121" draw:text-style-name="P18" draw:layer="layout" svg:x1="16.376cm" svg:y1="11.026cm" svg:x2="16.376cm" svg:y2="11.311cm">
                <text:p/>
              </draw:line>
            </draw:g>
            <draw:g>
              <draw:rect draw:style-name="gr122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5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23" draw:text-style-name="P25" draw:layer="layout" svg:width="0.514cm" svg:height="0.518cm" svg:x="12.023cm" svg:y="11.773cm">
              <draw:text-box>
                <text:p text:style-name="P24"><text:span text:style-name="T13">-a</text:span><text:span text:style-name="T14">2</text:span></text:p>
              </draw:text-box>
            </draw:frame>
            <draw:frame draw:style-name="gr123" draw:text-style-name="P25" draw:layer="layout" svg:width="0.514cm" svg:height="0.518cm" svg:x="14.283cm" svg:y="11.773cm">
              <draw:text-box>
                <text:p text:style-name="P24"><text:span text:style-name="T13">-a</text:span><text:span text:style-name="T14">1</text:span></text:p>
              </draw:text-box>
            </draw:frame>
            <draw:frame draw:style-name="gr124" draw:text-style-name="P25" draw:layer="layout" svg:width="0.647cm" svg:height="0.518cm" svg:x="15.642cm" svg:y="10.017cm">
              <draw:text-box>
                <text:p text:style-name="P24"><text:span text:style-name="T13">b</text:span><text:span text:style-name="T14">0</text:span></text:p>
              </draw:text-box>
            </draw:frame>
            <draw:frame draw:style-name="gr125" draw:text-style-name="P25" draw:layer="layout" svg:width="0.45cm" svg:height="0.569cm" svg:x="14.3cm" svg:y="9.991cm">
              <draw:text-box>
                <text:p text:style-name="P24"><text:span text:style-name="T13">b</text:span><text:span text:style-name="T14">1</text:span></text:p>
              </draw:text-box>
            </draw:frame>
            <draw:frame draw:style-name="gr126" draw:text-style-name="P25" draw:layer="layout" svg:width="0.374cm" svg:height="0.518cm" svg:x="12.052cm" svg:y="10.017cm">
              <draw:text-box>
                <text:p text:style-name="P24"><text:span text:style-name="T13">b</text:span><text:span text:style-name="T14">2</text:span></text:p>
              </draw:text-box>
            </draw:frame>
          </draw:g>
          <draw:g>
            <draw:rect draw:style-name="gr127" draw:text-style-name="P32" draw:layer="layout" svg:width="0.754cm" svg:height="0.811cm" svg:x="10.5cm" svg:y="9.281cm">
              <text:p text:style-name="P8"><text:span text:style-name="T27">z</text:span><text:span text:style-name="T28"> -1</text:span></text:p>
            </draw:rect>
          </draw:g>
        </draw:g>
        <draw:g>
          <draw:line draw:style-name="gr110" draw:text-style-name="P20" draw:layer="layout" svg:x1="2.891cm" svg:y1="10.36cm" svg:x2="2.036cm" svg:y2="10.36cm">
            <text:p/>
          </draw:line>
          <draw:polyline draw:style-name="gr128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10" draw:text-style-name="P20" draw:layer="layout" svg:x1="7.594cm" svg:y1="10.367cm" svg:x2="3.777cm" svg:y2="10.367cm">
            <text:p/>
          </draw:line>
          <draw:polyline draw:style-name="gr110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9" draw:text-style-name="P25" draw:layer="layout" svg:width="0.987cm" svg:height="0.72cm" svg:x="8.013cm" svg:y="8.99cm">
            <draw:text-box>
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10" draw:text-style-name="P20" draw:layer="layout" svg:x1="5.665cm" svg:y1="11.574cm" svg:x2="5.665cm" svg:y2="10.415cm">
            <text:p/>
          </draw:line>
          <draw:g>
            <draw:rect draw:style-name="gr130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31" draw:text-style-name="P18" draw:layer="layout" svg:width="0.45cm" svg:height="0.45cm" svg:x="7.473cm" svg:y="8.691cm">
              <text:p/>
            </draw:circle>
            <draw:line draw:style-name="gr132" draw:text-style-name="P18" draw:layer="layout" svg:x1="7.58cm" svg:y1="8.917cm" svg:x2="7.819cm" svg:y2="8.917cm">
              <text:p/>
            </draw:line>
            <draw:line draw:style-name="gr133" draw:text-style-name="P18" draw:layer="layout" svg:x1="7.697cm" svg:y1="8.796cm" svg:x2="7.697cm" svg:y2="9.035cm">
              <text:p/>
            </draw:line>
          </draw:g>
          <draw:g>
            <draw:rect draw:style-name="gr134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5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23" draw:text-style-name="P25" draw:layer="layout" svg:width="0.514cm" svg:height="0.518cm" svg:x="6.932cm" svg:y="10.663cm">
            <draw:text-box>
              <text:p text:style-name="P24"><text:span text:style-name="T13">-a</text:span><text:span text:style-name="T14">2</text:span></text:p>
            </draw:text-box>
          </draw:frame>
          <draw:frame draw:style-name="gr123" draw:text-style-name="P25" draw:layer="layout" svg:width="0.514cm" svg:height="0.518cm" svg:x="4.916cm" svg:y="10.664cm">
            <draw:text-box>
              <text:p text:style-name="P24"><text:span text:style-name="T13">-a</text:span><text:span text:style-name="T14">1</text:span></text:p>
            </draw:text-box>
          </draw:frame>
          <draw:line draw:style-name="gr85" draw:text-style-name="P20" draw:layer="layout" svg:x1="7.911cm" svg:y1="8.921cm" svg:x2="8.884cm" svg:y2="8.921cm">
            <text:p/>
          </draw:line>
          <draw:line draw:style-name="gr110" draw:text-style-name="P20" draw:layer="layout" svg:x1="5.453cm" svg:y1="8.922cm" svg:x2="3.945cm" svg:y2="8.922cm">
            <text:p/>
          </draw:line>
          <draw:frame draw:style-name="gr135" draw:text-style-name="P25" draw:layer="layout" svg:width="0.757cm" svg:height="0.518cm" svg:x="2.14cm" svg:y="9.74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136" draw:text-style-name="P21" draw:layer="layout" svg:x1="5.666cm" svg:y1="9.664cm" svg:x2="5.666cm" svg:y2="9.864cm">
            <text:p/>
          </draw:line>
          <draw:ellipse draw:style-name="gr81" draw:text-style-name="P22" draw:layer="layout" svg:width="0.131cm" svg:height="0.126cm" svg:x="3.712cm" svg:y="10.304cm">
            <text:p/>
          </draw:ellipse>
          <draw:line draw:style-name="gr110" draw:text-style-name="P20" draw:layer="layout" svg:x1="5.666cm" svg:y1="9.161cm" svg:x2="5.666cm" svg:y2="10.304cm">
            <text:p/>
          </draw:line>
          <draw:line draw:style-name="gr85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37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8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5" draw:text-style-name="P20" draw:layer="layout" svg:width="0.395cm" svg:height="1.41cm" svg:x="3.778cm" svg:y="8.921cm" svg:viewBox="0 0 396 1411" draw:points="0,1411 0,0 396,0">
            <text:p/>
          </draw:polyline>
          <draw:line draw:style-name="gr136" draw:text-style-name="P21" draw:layer="layout" svg:x1="7.665cm" svg:y1="9.664cm" svg:x2="7.665cm" svg:y2="10.048cm">
            <text:p/>
          </draw:line>
          <draw:frame draw:style-name="gr124" draw:text-style-name="P25" draw:layer="layout" svg:width="0.647cm" svg:height="0.518cm" svg:x="6.883cm" svg:y="9.551cm">
            <draw:text-box>
              <text:p text:style-name="P24"><text:span text:style-name="T13">b</text:span><text:span text:style-name="T14">0</text:span></text:p>
            </draw:text-box>
          </draw:frame>
          <draw:frame draw:style-name="gr125" draw:text-style-name="P25" draw:layer="layout" svg:width="0.45cm" svg:height="0.569cm" svg:x="5.841cm" svg:y="9.525cm">
            <draw:text-box>
              <text:p text:style-name="P24"><text:span text:style-name="T13">b</text:span><text:span text:style-name="T14">1</text:span></text:p>
            </draw:text-box>
          </draw:frame>
          <draw:frame draw:style-name="gr126" draw:text-style-name="P25" draw:layer="layout" svg:width="0.374cm" svg:height="0.518cm" svg:x="3.193cm" svg:y="9.451cm">
            <draw:text-box>
              <text:p text:style-name="P24"><text:span text:style-name="T13">b</text:span><text:span text:style-name="T14">2</text:span></text:p>
            </draw:text-box>
          </draw:frame>
          <draw:line draw:style-name="gr136" draw:text-style-name="P21" draw:layer="layout" svg:x1="3.778cm" svg:y1="9.664cm" svg:x2="3.778cm" svg:y2="10.048cm">
            <text:p/>
          </draw:line>
          <draw:line draw:style-name="gr85" draw:text-style-name="P20" draw:layer="layout" svg:x1="5.123cm" svg:y1="11.82cm" svg:x2="4.915cm" svg:y2="11.82cm">
            <text:p/>
          </draw:line>
          <draw:line draw:style-name="gr85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9" draw:text-style-name="P18" draw:layer="layout" svg:width="0.45cm" svg:height="0.45cm" svg:x="5.438cm" svg:y="8.691cm">
              <text:p/>
            </draw:circle>
            <draw:line draw:style-name="gr140" draw:text-style-name="P18" draw:layer="layout" svg:x1="5.545cm" svg:y1="8.917cm" svg:x2="5.784cm" svg:y2="8.917cm">
              <text:p/>
            </draw:line>
            <draw:line draw:style-name="gr141" draw:text-style-name="P18" draw:layer="layout" svg:x1="5.662cm" svg:y1="8.796cm" svg:x2="5.662cm" svg:y2="9.035cm">
              <text:p/>
            </draw:line>
          </draw:g>
          <draw:line draw:style-name="gr85" draw:text-style-name="P20" draw:layer="layout" svg:x1="7.063cm" svg:y1="8.932cm" svg:x2="7.467cm" svg:y2="8.932cm">
            <text:p/>
          </draw:line>
          <draw:ellipse draw:style-name="gr81" draw:text-style-name="P22" draw:layer="layout" svg:width="0.131cm" svg:height="0.126cm" svg:x="5.598cm" svg:y="10.304cm">
            <text:p/>
          </draw:ellipse>
          <draw:g>
            <draw:circle draw:style-name="gr142" draw:text-style-name="P18" draw:layer="layout" svg:width="0.45cm" svg:height="0.45cm" svg:x="5.438cm" svg:y="11.591cm">
              <text:p/>
            </draw:circle>
            <draw:line draw:style-name="gr143" draw:text-style-name="P18" draw:layer="layout" svg:x1="5.545cm" svg:y1="11.817cm" svg:x2="5.784cm" svg:y2="11.817cm">
              <text:p/>
            </draw:line>
            <draw:line draw:style-name="gr144" draw:text-style-name="P18" draw:layer="layout" svg:x1="5.662cm" svg:y1="11.696cm" svg:x2="5.662cm" svg:y2="11.935cm">
              <text:p/>
            </draw:line>
          </draw:g>
          <draw:line draw:style-name="gr110" draw:text-style-name="P20" draw:layer="layout" svg:x1="7.666cm" svg:y1="9.162cm" svg:x2="7.666cm" svg:y2="10.305cm">
            <text:p/>
          </draw:line>
          <draw:line draw:style-name="gr85" draw:text-style-name="P20" draw:layer="layout" svg:x1="6.11cm" svg:y1="11.82cm" svg:x2="5.902cm" svg:y2="11.82cm">
            <text:p/>
          </draw:line>
          <draw:line draw:style-name="gr85" draw:text-style-name="P20" draw:layer="layout" svg:x1="7.284cm" svg:y1="11.82cm" svg:x2="7.076cm" svg:y2="11.82cm">
            <text:p/>
          </draw:line>
          <draw:g>
            <draw:circle draw:style-name="gr145" draw:text-style-name="P18" draw:layer="layout" svg:width="0.45cm" svg:height="0.45cm" svg:x="2.923cm" svg:y="10.133cm">
              <text:p/>
            </draw:circle>
            <draw:line draw:style-name="gr146" draw:text-style-name="P18" draw:layer="layout" svg:x1="3.03cm" svg:y1="10.359cm" svg:x2="3.269cm" svg:y2="10.359cm">
              <text:p/>
            </draw:line>
            <draw:line draw:style-name="gr147" draw:text-style-name="P18" draw:layer="layout" svg:x1="3.147cm" svg:y1="10.238cm" svg:x2="3.147cm" svg:y2="10.477cm">
              <text:p/>
            </draw:line>
          </draw:g>
          <draw:g>
            <draw:rect draw:style-name="gr148" draw:text-style-name="P32" draw:layer="layout" svg:width="0.754cm" svg:height="0.811cm" svg:x="1.282cm" svg:y="9.931cm">
              <text:p text:style-name="P8"><text:span text:style-name="T27">z</text:span><text:span text:style-name="T28"> -1</text:span></text:p>
            </draw:rect>
          </draw:g>
        </draw:g>
        <draw:g>
          <draw:line draw:style-name="gr78" draw:text-style-name="P20" draw:layer="layout" svg:x1="13.646cm" svg:y1="14.169cm" svg:x2="14.149cm" svg:y2="14.169cm">
            <text:p/>
          </draw:line>
          <draw:custom-shape draw:style-name="gr92" draw:text-style-name="P27" draw:layer="layout" svg:width="0.79cm" svg:height="0.637cm" svg:x="13.089cm" svg:y="13.851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2.8cm" svg:y1="14.169cm" svg:x2="13.143cm" svg:y2="14.169cm">
            <text:p/>
          </draw:line>
          <draw:line draw:style-name="gr79" draw:text-style-name="P20" draw:layer="layout" svg:x1="17.699cm" svg:y1="14.169cm" svg:x2="16.976cm" svg:y2="14.169cm">
            <text:p/>
          </draw:line>
          <draw:custom-shape draw:style-name="gr92" draw:text-style-name="P27" draw:layer="layout" svg:width="0.79cm" svg:height="0.637cm" svg:x="16.586cm" svg:y="13.851cm">
            <text:p text:style-name="P26"><text:span text:style-name="T16">Q</text:span><text:span text:style-name="T17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6.592cm" svg:y1="14.169cm" svg:x2="16.276cm" svg:y2="14.169cm">
            <text:p/>
          </draw:line>
          <draw:g>
            <draw:rect draw:style-name="gr149" draw:text-style-name="P34" draw:layer="layout" svg:width="2.132cm" svg:height="1.338cm" svg:x="14.104cm" svg:y="13.5cm">
              <text:p text:style-name="P33"><text:span text:style-name="T29">H</text:span><text:span text:style-name="T30">Q</text:span>(<text:span text:style-name="T29">z</text:span>)</text:p>
              <text:p text:style-name="P33"><text:span text:style-name="T31">(</text:span><text:span text:style-name="T31">n</text:span><text:span text:style-name="T31">o</text:span><text:span text:style-name="T31"> </text:span><text:span text:style-name="T31">i</text:span><text:span text:style-name="T31">m</text:span><text:span text:style-name="T31">a</text:span><text:span text:style-name="T31">g</text:span><text:span text:style-name="T31">e</text:span><text:span text:style-name="T31">)</text:span></text:p>
            </draw:rect>
          </draw:g>
        </draw:g>
      </draw:page>
      <draw:page draw:name="page2" draw:style-name="dp1" draw:master-page-name="Standard">
        <draw:g>
          <draw:line draw:style-name="gr85" draw:text-style-name="P20" draw:layer="layout" svg:x1="1cm" svg:y1="2.311cm" svg:x2="2.559cm" svg:y2="2.311cm">
            <text:p/>
          </draw:line>
          <draw:polyline draw:style-name="gr110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10" draw:text-style-name="P20" draw:layer="layout" svg:x1="4.485cm" svg:y1="2.312cm" svg:x2="2.815cm" svg:y2="2.312cm">
            <text:p/>
          </draw:line>
          <draw:frame draw:style-name="gr150" draw:text-style-name="P25" draw:layer="layout" svg:width="0.984cm" svg:height="0.518cm" svg:x="0.833cm" svg:y="1.723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1" draw:text-style-name="P22" draw:layer="layout" svg:width="0.131cm" svg:height="0.126cm" svg:x="2.577cm" svg:y="2.254cm">
            <text:p/>
          </draw:ellipse>
          <draw:line draw:style-name="gr85" draw:text-style-name="P20" draw:layer="layout" svg:x1="4.536cm" svg:y1="2.376cm" svg:x2="4.536cm" svg:y2="3.449cm">
            <text:p/>
          </draw:line>
          <draw:line draw:style-name="gr85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151" draw:text-style-name="P19" draw:layer="layout" svg:width="0.754cm" svg:height="0.811cm" svg:x="5.169cm" svg:y="1.89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152" draw:text-style-name="P19" draw:layer="layout" svg:width="0.753cm" svg:height="0.811cm" svg:x="3.033cm" svg:y="1.89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85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103" draw:text-style-name="P25" draw:layer="layout" svg:width="0.556cm" svg:height="0.719cm" svg:x="2.091cm" svg:y="2.546cm">
            <draw:text-box>
              <text:p text:style-name="P24"><text:span text:style-name="T13">b</text:span><text:span text:style-name="T14">0</text:span></text:p>
            </draw:text-box>
          </draw:frame>
          <draw:frame draw:style-name="gr153" draw:text-style-name="P25" draw:layer="layout" svg:width="0.374cm" svg:height="0.719cm" svg:x="4.05cm" svg:y="2.531cm">
            <draw:text-box>
              <text:p text:style-name="P24"><text:span text:style-name="T13">b</text:span><text:span text:style-name="T14">1</text:span></text:p>
            </draw:text-box>
          </draw:frame>
          <draw:frame draw:style-name="gr104" draw:text-style-name="P25" draw:layer="layout" svg:width="0.642cm" svg:height="0.719cm" svg:x="5.891cm" svg:y="2.531cm">
            <draw:text-box>
              <text:p text:style-name="P24"><text:span text:style-name="T13">b</text:span><text:span text:style-name="T14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10" draw:text-style-name="P20" draw:layer="layout" svg:x1="8.165cm" svg:y1="4.95cm" svg:x2="6.631cm" svg:y2="4.95cm">
              <text:p/>
            </draw:line>
            <draw:polyline draw:style-name="gr85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10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9" draw:text-style-name="P25" draw:layer="layout" svg:width="0.987cm" svg:height="0.72cm" svg:x="7.313cm" svg:y="4.985cm">
              <draw:text-box>
  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5" draw:text-style-name="P20" draw:layer="layout" svg:x1="4.535cm" svg:y1="6.366cm" svg:x2="4.535cm" svg:y2="5.239cm">
              <text:p/>
            </draw:line>
            <draw:line draw:style-name="gr85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154" draw:text-style-name="P18" draw:layer="layout" svg:width="0.566cm" svg:height="0.566cm" svg:x="6.247cm" svg:y="4.673cm">
                <text:p/>
              </draw:circle>
              <draw:line draw:style-name="gr155" draw:text-style-name="P18" draw:layer="layout" svg:x1="6.381cm" svg:y1="4.956cm" svg:x2="6.681cm" svg:y2="4.956cm">
                <text:p/>
              </draw:line>
              <draw:line draw:style-name="gr156" draw:text-style-name="P18" draw:layer="layout" svg:x1="6.53cm" svg:y1="4.804cm" svg:x2="6.53cm" svg:y2="5.104cm">
                <text:p/>
              </draw:line>
            </draw:g>
            <draw:g>
              <draw:rect draw:style-name="gr157" draw:text-style-name="P19" draw:layer="layout" svg:width="0.754cm" svg:height="0.811cm" svg:x="5.168cm" svg:y="5.989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g>
              <draw:circle draw:style-name="gr158" draw:text-style-name="P18" draw:layer="layout" svg:width="0.566cm" svg:height="0.566cm" svg:x="4.25cm" svg:y="4.673cm">
                <text:p/>
              </draw:circle>
              <draw:line draw:style-name="gr159" draw:text-style-name="P18" draw:layer="layout" svg:x1="4.384cm" svg:y1="4.957cm" svg:x2="4.684cm" svg:y2="4.957cm">
                <text:p/>
              </draw:line>
              <draw:line draw:style-name="gr160" draw:text-style-name="P18" draw:layer="layout" svg:x1="4.532cm" svg:y1="4.805cm" svg:x2="4.532cm" svg:y2="5.105cm">
                <text:p/>
              </draw:line>
            </draw:g>
            <draw:g>
              <draw:rect draw:style-name="gr161" draw:text-style-name="P19" draw:layer="layout" svg:width="0.753cm" svg:height="0.811cm" svg:x="3.032cm" svg:y="5.989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line draw:style-name="gr85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91" draw:text-style-name="P25" draw:layer="layout" svg:width="0.984cm" svg:height="0.719cm" svg:x="1.726cm" svg:y="5.639cm">
              <draw:text-box>
                <text:p text:style-name="P24"><text:span text:style-name="T13">-</text:span><text:span text:style-name="T13">a</text:span><text:span text:style-name="T14">2</text:span></text:p>
              </draw:text-box>
            </draw:frame>
            <draw:frame draw:style-name="gr162" draw:text-style-name="P25" draw:layer="layout" svg:width="0.984cm" svg:height="1.026cm" svg:x="3.664cm" svg:y="5.489cm">
              <draw:text-box>
                <text:p text:style-name="P24"><text:span text:style-name="T13">-</text:span><text:span text:style-name="T13">a</text:span><text:span text:style-name="T14">1</text:span></text:p>
              </draw:text-box>
            </draw:frame>
            <draw:line draw:style-name="gr85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163" draw:text-style-name="P35" draw:layer="layout" svg:width="1.424cm" svg:height="0.776cm" svg:x="5.001cm" svg:y="5.125cm">
              <draw:text-box>
                <text:p><text:span text:style-name="T32">H</text:span><text:span text:style-name="T33">2</text:span><text:span text:style-name="T33"> </text:span><text:span text:style-name="T34">(</text:span><text:span text:style-name="T32">z</text:span><text:span text:style-name="T34">)</text:span></text:p>
              </draw:text-box>
            </draw:frame>
          </draw:g>
          <draw:g>
            <draw:circle draw:style-name="gr164" draw:text-style-name="P18" draw:layer="layout" svg:width="0.566cm" svg:height="0.566cm" svg:x="4.25cm" svg:y="3.473cm">
              <text:p/>
            </draw:circle>
            <draw:line draw:style-name="gr165" draw:text-style-name="P18" draw:layer="layout" svg:x1="4.384cm" svg:y1="3.757cm" svg:x2="4.684cm" svg:y2="3.757cm">
              <text:p/>
            </draw:line>
            <draw:line draw:style-name="gr166" draw:text-style-name="P18" draw:layer="layout" svg:x1="4.532cm" svg:y1="3.605cm" svg:x2="4.532cm" svg:y2="3.905cm">
              <text:p/>
            </draw:line>
          </draw:g>
          <draw:g>
            <draw:circle draw:style-name="gr167" draw:text-style-name="P18" draw:layer="layout" svg:width="0.566cm" svg:height="0.566cm" svg:x="6.258cm" svg:y="3.473cm">
              <text:p/>
            </draw:circle>
            <draw:line draw:style-name="gr168" draw:text-style-name="P18" draw:layer="layout" svg:x1="6.392cm" svg:y1="3.756cm" svg:x2="6.692cm" svg:y2="3.756cm">
              <text:p/>
            </draw:line>
            <draw:line draw:style-name="gr169" draw:text-style-name="P18" draw:layer="layout" svg:x1="6.541cm" svg:y1="3.604cm" svg:x2="6.541cm" svg:y2="3.904cm">
              <text:p/>
            </draw:line>
          </draw:g>
          <draw:polyline draw:style-name="gr85" draw:text-style-name="P20" draw:layer="layout" svg:width="1.605cm" svg:height="1.378cm" svg:x="2.644cm" svg:y="2.38cm" svg:viewBox="0 0 1606 1379" draw:points="0,0 0,1379 1606,1379">
            <text:p/>
          </draw:polyline>
          <draw:line draw:style-name="gr110" draw:text-style-name="P20" draw:layer="layout" svg:x1="6.262cm" svg:y1="3.759cm" svg:x2="4.816cm" svg:y2="3.759cm">
            <text:p/>
          </draw:line>
          <draw:line draw:style-name="gr85" draw:text-style-name="P20" draw:layer="layout" svg:x1="6.533cm" svg:y1="4.039cm" svg:x2="6.533cm" svg:y2="4.673cm">
            <text:p/>
          </draw:line>
          <draw:custom-shape draw:style-name="gr170" draw:text-style-name="P31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171" draw:text-style-name="P31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163" draw:text-style-name="P36" draw:layer="layout" svg:width="1.424cm" svg:height="0.776cm" svg:x="4.902cm" svg:y="2.925cm">
            <draw:text-box>
              <text:p><text:span text:style-name="T35">H</text:span><text:span text:style-name="T36">1</text:span><text:span text:style-name="T36"> </text:span><text:span text:style-name="T37">(</text:span><text:span text:style-name="T35">z</text:span><text:span text:style-name="T37">)</text:span></text:p>
            </draw:text-box>
          </draw:frame>
        </draw:g>
        <draw:g>
          <draw:line draw:style-name="gr85" draw:text-style-name="P20" draw:layer="layout" svg:x1="7.861cm" svg:y1="2.288cm" svg:x2="9.126cm" svg:y2="2.288cm">
            <text:p/>
          </draw:line>
          <draw:frame draw:style-name="gr150" draw:text-style-name="P25" draw:layer="layout" svg:width="0.984cm" svg:height="0.518cm" svg:x="7.7cm" svg:y="1.7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g>
            <draw:polyline draw:style-name="gr172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5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173" draw:text-style-name="P18" draw:layer="layout" svg:width="0.566cm" svg:height="0.566cm" svg:x="9.173cm" svg:y="2.015cm">
                <text:p/>
              </draw:circle>
              <draw:line draw:style-name="gr174" draw:text-style-name="P18" draw:layer="layout" svg:x1="9.307cm" svg:y1="2.298cm" svg:x2="9.607cm" svg:y2="2.298cm">
                <text:p/>
              </draw:line>
              <draw:line draw:style-name="gr175" draw:text-style-name="P18" draw:layer="layout" svg:x1="9.456cm" svg:y1="2.146cm" svg:x2="9.456cm" svg:y2="2.446cm">
                <text:p/>
              </draw:line>
            </draw:g>
            <draw:g>
              <draw:rect draw:style-name="gr176" draw:text-style-name="P19" draw:layer="layout" svg:width="0.754cm" svg:height="0.811cm" svg:x="11.994cm" svg:y="3.331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g>
              <draw:circle draw:style-name="gr177" draw:text-style-name="P18" draw:layer="layout" svg:width="0.566cm" svg:height="0.566cm" svg:x="11.076cm" svg:y="2.015cm">
                <text:p/>
              </draw:circle>
              <draw:line draw:style-name="gr178" draw:text-style-name="P18" draw:layer="layout" svg:x1="11.21cm" svg:y1="2.299cm" svg:x2="11.51cm" svg:y2="2.299cm">
                <text:p/>
              </draw:line>
              <draw:line draw:style-name="gr179" draw:text-style-name="P18" draw:layer="layout" svg:x1="11.358cm" svg:y1="2.147cm" svg:x2="11.358cm" svg:y2="2.447cm">
                <text:p/>
              </draw:line>
            </draw:g>
            <draw:g>
              <draw:rect draw:style-name="gr180" draw:text-style-name="P19" draw:layer="layout" svg:width="0.753cm" svg:height="0.811cm" svg:x="9.858cm" svg:y="3.331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91" draw:text-style-name="P25" draw:layer="layout" svg:width="0.984cm" svg:height="0.719cm" svg:x="12.652cm" svg:y="2.981cm">
              <draw:text-box>
                <text:p text:style-name="P24"><text:span text:style-name="T13">-</text:span><text:span text:style-name="T13">a</text:span><text:span text:style-name="T14">2</text:span></text:p>
              </draw:text-box>
            </draw:frame>
            <draw:frame draw:style-name="gr162" draw:text-style-name="P25" draw:layer="layout" svg:width="0.984cm" svg:height="1.026cm" svg:x="10.49cm" svg:y="2.831cm">
              <draw:text-box>
                <text:p text:style-name="P24"><text:span text:style-name="T13">-</text:span><text:span text:style-name="T13">a</text:span><text:span text:style-name="T14">1</text:span></text:p>
              </draw:text-box>
            </draw:frame>
            <draw:line draw:style-name="gr181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163" draw:text-style-name="P35" draw:layer="layout" svg:width="1.424cm" svg:height="0.776cm" svg:x="11.827cm" svg:y="2.467cm">
              <draw:text-box>
                <text:p><text:span text:style-name="T32">H</text:span><text:span text:style-name="T33">2</text:span><text:span text:style-name="T33"> </text:span><text:span text:style-name="T34">(</text:span><text:span text:style-name="T32">z</text:span><text:span text:style-name="T34">)</text:span></text:p>
              </draw:text-box>
            </draw:frame>
            <draw:custom-shape draw:style-name="gr182" draw:text-style-name="P31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5" draw:text-style-name="P20" draw:layer="layout" svg:x1="9.473cm" svg:y1="3.752cm" svg:x2="9.473cm" svg:y2="5.153cm">
              <text:p/>
            </draw:line>
          </draw:g>
          <draw:g>
            <draw:polyline draw:style-name="gr110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10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1" draw:text-style-name="P22" draw:layer="layout" svg:width="0.131cm" svg:height="0.126cm" svg:x="9.403cm" svg:y="5.096cm">
              <text:p/>
            </draw:ellipse>
            <draw:line draw:style-name="gr85" draw:text-style-name="P20" draw:layer="layout" svg:x1="11.362cm" svg:y1="5.218cm" svg:x2="11.362cm" svg:y2="6.291cm">
              <text:p/>
            </draw:line>
            <draw:line draw:style-name="gr85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183" draw:text-style-name="P19" draw:layer="layout" svg:width="0.754cm" svg:height="0.811cm" svg:x="11.995cm" svg:y="4.732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g>
              <draw:rect draw:style-name="gr184" draw:text-style-name="P19" draw:layer="layout" svg:width="0.753cm" svg:height="0.811cm" svg:x="9.859cm" svg:y="4.732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line draw:style-name="gr85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103" draw:text-style-name="P25" draw:layer="layout" svg:width="0.556cm" svg:height="0.719cm" svg:x="8.917cm" svg:y="5.388cm">
              <draw:text-box>
                <text:p text:style-name="P24"><text:span text:style-name="T13">b</text:span><text:span text:style-name="T14">0</text:span></text:p>
              </draw:text-box>
            </draw:frame>
            <draw:frame draw:style-name="gr153" draw:text-style-name="P25" draw:layer="layout" svg:width="0.374cm" svg:height="0.719cm" svg:x="10.876cm" svg:y="5.373cm">
              <draw:text-box>
                <text:p text:style-name="P24"><text:span text:style-name="T13">b</text:span><text:span text:style-name="T14">1</text:span></text:p>
              </draw:text-box>
            </draw:frame>
            <draw:frame draw:style-name="gr104" draw:text-style-name="P25" draw:layer="layout" svg:width="0.642cm" svg:height="0.719cm" svg:x="12.717cm" svg:y="5.373cm">
              <draw:text-box>
                <text:p text:style-name="P24"><text:span text:style-name="T13">b</text:span><text:span text:style-name="T14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185" draw:text-style-name="P18" draw:layer="layout" svg:width="0.566cm" svg:height="0.566cm" svg:x="11.076cm" svg:y="6.315cm">
                <text:p/>
              </draw:circle>
              <draw:line draw:style-name="gr186" draw:text-style-name="P18" draw:layer="layout" svg:x1="11.21cm" svg:y1="6.599cm" svg:x2="11.51cm" svg:y2="6.599cm">
                <text:p/>
              </draw:line>
              <draw:line draw:style-name="gr187" draw:text-style-name="P18" draw:layer="layout" svg:x1="11.358cm" svg:y1="6.447cm" svg:x2="11.358cm" svg:y2="6.747cm">
                <text:p/>
              </draw:line>
            </draw:g>
            <draw:g>
              <draw:circle draw:style-name="gr188" draw:text-style-name="P18" draw:layer="layout" svg:width="0.566cm" svg:height="0.566cm" svg:x="13.084cm" svg:y="6.315cm">
                <text:p/>
              </draw:circle>
              <draw:line draw:style-name="gr189" draw:text-style-name="P18" draw:layer="layout" svg:x1="13.218cm" svg:y1="6.598cm" svg:x2="13.518cm" svg:y2="6.598cm">
                <text:p/>
              </draw:line>
              <draw:line draw:style-name="gr190" draw:text-style-name="P18" draw:layer="layout" svg:x1="13.367cm" svg:y1="6.446cm" svg:x2="13.367cm" svg:y2="6.746cm">
                <text:p/>
              </draw:line>
            </draw:g>
            <draw:polyline draw:style-name="gr85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10" draw:text-style-name="P20" draw:layer="layout" svg:x1="13.088cm" svg:y1="6.601cm" svg:x2="11.642cm" svg:y2="6.601cm">
              <text:p/>
            </draw:line>
            <draw:custom-shape draw:style-name="gr191" draw:text-style-name="P31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92" draw:text-style-name="P36" draw:layer="layout" svg:width="1.424cm" svg:height="0.776cm" svg:x="11.728cm" svg:y="5.767cm">
              <draw:text-box>
                <text:p><text:span text:style-name="T35">H</text:span><text:span text:style-name="T36">1</text:span><text:span text:style-name="T36"> </text:span><text:span text:style-name="T37">(</text:span><text:span text:style-name="T35">z</text:span><text:span text:style-name="T37">)</text:span></text:p>
              </draw:text-box>
            </draw:frame>
          </draw:g>
          <draw:frame draw:style-name="gr129" draw:text-style-name="P25" draw:layer="layout" svg:width="0.987cm" svg:height="0.72cm" svg:x="13.909cm" svg:y="5.878cm">
            <draw:text-box>
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110" draw:text-style-name="P20" draw:layer="layout" svg:x1="14.74cm" svg:y1="6.598cm" svg:x2="13.65cm" svg:y2="6.598cm">
            <text:p/>
          </draw:line>
        </draw:g>
        <draw:g>
          <draw:line draw:style-name="gr85" draw:text-style-name="P20" draw:layer="layout" svg:x1="14.503cm" svg:y1="2.288cm" svg:x2="15.226cm" svg:y2="2.288cm">
            <text:p/>
          </draw:line>
          <draw:frame draw:style-name="gr150" draw:text-style-name="P25" draw:layer="layout" svg:width="0.984cm" svg:height="0.518cm" svg:x="14.3cm" svg:y="1.7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5" draw:text-style-name="P20" draw:layer="layout" svg:x1="17.414cm" svg:y1="3.696cm" svg:x2="17.414cm" svg:y2="2.569cm">
            <text:p/>
          </draw:line>
          <draw:g>
            <draw:circle draw:style-name="gr193" draw:text-style-name="P18" draw:layer="layout" svg:width="0.566cm" svg:height="0.566cm" svg:x="15.226cm" svg:y="2.003cm">
              <text:p/>
            </draw:circle>
            <draw:line draw:style-name="gr194" draw:text-style-name="P18" draw:layer="layout" svg:x1="15.36cm" svg:y1="2.286cm" svg:x2="15.66cm" svg:y2="2.286cm">
              <text:p/>
            </draw:line>
            <draw:line draw:style-name="gr195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91" draw:text-style-name="P25" draw:layer="layout" svg:width="0.984cm" svg:height="0.719cm" svg:x="18.615cm" svg:y="2.988cm">
            <draw:text-box>
              <text:p text:style-name="P24"><text:span text:style-name="T13">-</text:span><text:span text:style-name="T13">a</text:span><text:span text:style-name="T14">2</text:span></text:p>
            </draw:text-box>
          </draw:frame>
          <draw:frame draw:style-name="gr162" draw:text-style-name="P25" draw:layer="layout" svg:width="0.984cm" svg:height="1.026cm" svg:x="16.543cm" svg:y="2.819cm">
            <draw:text-box>
              <text:p text:style-name="P24"><text:span text:style-name="T13">-</text:span><text:span text:style-name="T13">a</text:span><text:span text:style-name="T14">1</text:span></text:p>
            </draw:text-box>
          </draw:frame>
          <draw:frame draw:style-name="gr163" draw:text-style-name="P35" draw:layer="layout" svg:width="1.424cm" svg:height="0.776cm" svg:x="17.88cm" svg:y="2.455cm">
            <draw:text-box>
              <text:p><text:span text:style-name="T32">H</text:span><text:span text:style-name="T33">2</text:span><text:span text:style-name="T33"> </text:span><text:span text:style-name="T34">(</text:span><text:span text:style-name="T32">z</text:span><text:span text:style-name="T34">)</text:span></text:p>
            </draw:text-box>
          </draw:frame>
          <draw:line draw:style-name="gr85" draw:text-style-name="P20" draw:layer="layout" svg:x1="15.526cm" svg:y1="2.54cm" svg:x2="15.526cm" svg:y2="3.741cm">
            <text:p/>
          </draw:line>
          <draw:polyline draw:style-name="gr172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10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10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1" draw:text-style-name="P22" draw:layer="layout" svg:width="0.131cm" svg:height="0.126cm" svg:x="15.456cm" svg:y="3.684cm">
            <text:p/>
          </draw:ellipse>
          <draw:line draw:style-name="gr85" draw:text-style-name="P20" draw:layer="layout" svg:x1="17.415cm" svg:y1="3.806cm" svg:x2="17.415cm" svg:y2="4.879cm">
            <text:p/>
          </draw:line>
          <draw:line draw:style-name="gr85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196" draw:text-style-name="P19" draw:layer="layout" svg:width="0.754cm" svg:height="0.811cm" svg:x="17.998cm" svg:y="3.32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197" draw:text-style-name="P19" draw:layer="layout" svg:width="0.753cm" svg:height="0.811cm" svg:x="15.912cm" svg:y="3.32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85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103" draw:text-style-name="P25" draw:layer="layout" svg:width="0.556cm" svg:height="0.719cm" svg:x="14.97cm" svg:y="3.976cm">
            <draw:text-box>
              <text:p text:style-name="P24"><text:span text:style-name="T13">b</text:span><text:span text:style-name="T14">0</text:span></text:p>
            </draw:text-box>
          </draw:frame>
          <draw:frame draw:style-name="gr153" draw:text-style-name="P25" draw:layer="layout" svg:width="0.374cm" svg:height="0.719cm" svg:x="16.929cm" svg:y="3.961cm">
            <draw:text-box>
              <text:p text:style-name="P24"><text:span text:style-name="T13">b</text:span><text:span text:style-name="T14">1</text:span></text:p>
            </draw:text-box>
          </draw:frame>
          <draw:frame draw:style-name="gr104" draw:text-style-name="P25" draw:layer="layout" svg:width="0.642cm" svg:height="0.719cm" svg:x="18.77cm" svg:y="3.961cm">
            <draw:text-box>
              <text:p text:style-name="P24"><text:span text:style-name="T13">b</text:span><text:span text:style-name="T14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198" draw:text-style-name="P18" draw:layer="layout" svg:width="0.566cm" svg:height="0.566cm" svg:x="17.129cm" svg:y="4.903cm">
              <text:p/>
            </draw:circle>
            <draw:line draw:style-name="gr199" draw:text-style-name="P18" draw:layer="layout" svg:x1="17.263cm" svg:y1="5.187cm" svg:x2="17.563cm" svg:y2="5.187cm">
              <text:p/>
            </draw:line>
            <draw:line draw:style-name="gr200" draw:text-style-name="P18" draw:layer="layout" svg:x1="17.411cm" svg:y1="5.035cm" svg:x2="17.411cm" svg:y2="5.335cm">
              <text:p/>
            </draw:line>
          </draw:g>
          <draw:g>
            <draw:circle draw:style-name="gr201" draw:text-style-name="P18" draw:layer="layout" svg:width="0.566cm" svg:height="0.566cm" svg:x="19.137cm" svg:y="4.903cm">
              <text:p/>
            </draw:circle>
            <draw:line draw:style-name="gr202" draw:text-style-name="P18" draw:layer="layout" svg:x1="19.271cm" svg:y1="5.186cm" svg:x2="19.571cm" svg:y2="5.186cm">
              <text:p/>
            </draw:line>
            <draw:line draw:style-name="gr203" draw:text-style-name="P18" draw:layer="layout" svg:x1="19.42cm" svg:y1="5.034cm" svg:x2="19.42cm" svg:y2="5.334cm">
              <text:p/>
            </draw:line>
          </draw:g>
          <draw:polyline draw:style-name="gr85" draw:text-style-name="P20" draw:layer="layout" svg:width="1.605cm" svg:height="1.378cm" svg:x="15.523cm" svg:y="3.81cm" svg:viewBox="0 0 1606 1379" draw:points="0,0 0,1379 1606,1379">
            <text:p/>
          </draw:polyline>
          <draw:line draw:style-name="gr110" draw:text-style-name="P20" draw:layer="layout" svg:x1="19.141cm" svg:y1="5.189cm" svg:x2="17.695cm" svg:y2="5.189cm">
            <text:p/>
          </draw:line>
          <draw:frame draw:style-name="gr192" draw:text-style-name="P36" draw:layer="layout" svg:width="1.424cm" svg:height="0.776cm" svg:x="17.781cm" svg:y="4.355cm">
            <draw:text-box>
              <text:p><text:span text:style-name="T35">H</text:span><text:span text:style-name="T36">1</text:span><text:span text:style-name="T36"> </text:span><text:span text:style-name="T37">(</text:span><text:span text:style-name="T35">z</text:span><text:span text:style-name="T37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9" draw:text-style-name="P25" draw:layer="layout" svg:width="0.987cm" svg:height="0.72cm" svg:x="19.662cm" svg:y="4.466cm">
            <draw:text-box>
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110" draw:text-style-name="P20" draw:layer="layout" svg:x1="20.5cm" svg:y1="5.186cm" svg:x2="19.703cm" svg:y2="5.186cm">
            <text:p/>
          </draw:line>
          <draw:g>
            <draw:circle draw:style-name="gr204" draw:text-style-name="P18" draw:layer="layout" svg:width="0.566cm" svg:height="0.566cm" svg:x="17.129cm" svg:y="2.003cm">
              <text:p/>
            </draw:circle>
            <draw:line draw:style-name="gr205" draw:text-style-name="P18" draw:layer="layout" svg:x1="17.263cm" svg:y1="2.287cm" svg:x2="17.563cm" svg:y2="2.287cm">
              <text:p/>
            </draw:line>
            <draw:line draw:style-name="gr206" draw:text-style-name="P18" draw:layer="layout" svg:x1="17.411cm" svg:y1="2.135cm" svg:x2="17.411cm" svg:y2="2.435cm">
              <text:p/>
            </draw:line>
          </draw:g>
          <draw:line draw:style-name="gr181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ünker</meta:initial-creator>
    <meta:creation-date>2011-03-30T15:43:59.33</meta:creation-date>
    <dc:date>2018-06-17T11:25:27.565353647</dc:date>
    <meta:editing-duration>P13DT42M8S</meta:editing-duration>
    <meta:editing-cycles>156</meta:editing-cycles>
    <meta:generator>LibreOffice/6.0.2.1$Linux_X86_64 LibreOffice_project/00m0$Build-1</meta:generator>
    <dc:creator>Christian Muenker</dc:creator>
    <meta:document-statistic meta:object-count="538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